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37.98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71.72mm"/>
    </style:style>
    <style:style style:name="co10" style:family="table-column">
      <style:table-column-properties fo:break-before="auto" style:column-width="30.8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9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0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31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2" table:default-cell-style-name="ce6"/>
        <table:table-column table:style-name="co2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|knows_ironflesh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10)|wp_melee(150)</text:p>
          </table:table-cell>
          <table:table-cell table:style-name="ce24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4|knows_power_strike_2|knows_ironflesh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power_strike_2|knows_ironflesh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ironflesh_1|knows_power_draw_1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60)|wp_melee(180)</text:p>
          </table:table-cell>
          <table:table-cell table:style-name="ce24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4|knows_power_strike_2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5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_good,itm_splinted_greave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_good,itm_splinted_greave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riding_3|knows_power_draw_2|knows_horse_archery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4" office:value-type="string" calcext:value-type="string">
            <text:p>attr_dwarf_tier_1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ironflesh_1|knows_power_strike_1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1|knows_power_strike_1|knows_power_throw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athletics_2|knows_power_draw_1|knows_power_strike_1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3|knows_power_strike_3|knows_ironflesh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2|knows_power_strike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7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8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1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3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strike_1|knows_riding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archery(170)|wp(170)</text:p>
          </table:table-cell>
          <table:table-cell table:style-name="ce24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(220)</text:p>
          </table:table-cell>
          <table:table-cell table:style-name="ce24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melee(320)|wp_archery(300)</text:p>
          </table:table-cell>
          <table:table-cell table:style-name="ce24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7</text:p>
          </table:table-cell>
          <table:table-cell table:style-name="ce24" office:value-type="string" calcext:value-type="string">
            <text:p>wp_tier_7</text:p>
          </table:table-cell>
          <table:table-cell table:style-name="ce24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3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polearm(120)|wp(200)</text:p>
          </table:table-cell>
          <table:table-cell table:style-name="ce24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thro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power_throw_1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riding_5|knows_power_strike_3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9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s_of_Blackroot_Vale",tf_gondor| <text:s/>tfg_armor| <text:s/>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melee(200)|wp_archery(200)</text:p>
          </table:table-cell>
          <table:table-cell table:style-name="ce24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2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(360)</text:p>
          </table:table-cell>
          <table:table-cell table:style-name="ce24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athletics_2|knows_power_draw_3|knows_power_strike_2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athletics_2|knows_power_draw_3|knows_power_strike_2|knows_ironflesh_1,lorien_elf_face_1,lorien_elf_face_2]," calcext:value-type="string">
            <text:p>["a1_lorien_scout","Lothlorien_Scout","Lothlorien_Scouts",tf_lorien| tfg_ranged| tfg_armor| tfg_boots| tf_no_capture_alive,0,0,fac_lorien,[itm_lorien_archer,itm_lorien_boots,itm_short_bow,itm_elven_arrows,itm_lorien_sword_b,],attr_elf_tier_1,wp_elf_tier_1,knows_common|knows_athletics_2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_mounted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4|knows_shield_2|knows_power_draw_3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Veteran_Scout&quot;,&quot;Lothlorien_Veteran_Scouts&quot;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Veteran_Scout","Lothlorien_Veteran_Scouts"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warden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warden&quot;,&quot;Lothlorien_Archer&quot;,&quot;Lothlorien_Archer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warden","Lothlorien_Archer","Lothlorien_Archer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warden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warden&quot;,&quot;Lothlorien_Veteran_Archer&quot;,&quot;Lothlorien_Veteran_Archer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warden","Lothlorien_Veteran_Archer","Lothlorien_Veteran_Archer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warden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warden&quot;,&quot;Lothlorien_Master_Archer&quot;,&quot;Lothlorien_Master_Archer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warden","Lothlorien_Master_Archer","Lothlorien_Master_Archer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lorien_warden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_mounted| tfg_shield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6</text:p>
          </table:table-cell>
          <table:table-cell table:style-name="ce24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warden&quot;,&quot;Galadhrim_Royal_Archer&quot;,&quot;Galadhrim_Royal_Archers&quot;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warden","Galadhrim_Royal_Archer","Galadhrim_Royal_Archers"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Infantry&quot;,&quot;Lothlorien_Infantry&quot;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Infantry","Lothlorien_Infantry"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archer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archer&quot;,&quot;Lothlorien_Veteran_Infantry&quot;,&quot;Lothlorien_Veteran_Infantry&quot;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archer","Lothlorien_Veteran_Infantry","Lothlorien_Veteran_Infantry"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archer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archer&quot;,&quot;Lothlorien_Elite_Infantry&quot;,&quot;Lothlorien_Elite_Infantry&quot;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archer","Lothlorien_Elite_Infantry","Lothlorien_Elite_Infantry"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archer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archer&quot;,&quot;Galadhrim_Royal_Swordsman&quot;,&quot;Galadhrim_Royal_Swordsmen&quot;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archer","Galadhrim_Royal_Swordsman","Galadhrim_Royal_Swordsmen"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Warden&quot;,&quot;Lothlorien_Wardens&quot;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Warden","Lothlorien_Wardens"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rien_inf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inf&quot;,&quot;Lothlorien_Veteran_Warden&quot;,&quot;Lothlorien_Veteran_Wardens&quot;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inf","Lothlorien_Veteran_Warden","Lothlorien_Veteran_Wardens"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rien_inf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<text:s/>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inf&quot;,&quot;Galadhrim_Royal_Warden&quot;,&quot;Galadhrim_Royal_Wardens&quot;,tf_lorien|  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inf","Galadhrim_Royal_Warden","Galadhrim_Royal_Wardens",tf_lorien| <text:s/>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6</text:p>
          </table:table-cell>
          <table:table-cell table:style-name="ce24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1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mirkwood_armor_a,itm_rohan_shoes,itm_leather_boots_dark_bad,itm_short_bow,itm_woodelf_arrows,itm_mirkwood_knife,itm_mirkwood_short_spear,],attr_elf_tier_1,wp_elf_tier_bow_1,knows_common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mirkwood_armor_a,itm_rohan_shoes,itm_leather_boots_dark_bad,itm_short_bow,itm_woodelf_arrows,itm_mirkwood_knife,itm_mirkwood_short_spear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mirkwood_armor_a,itm_leather_boots_bad,itm_leather_boots_dark_bad,itm_rohan_shoes,itm_regular_bow,itm_woodelf_arrows,itm_mirkwood_knife,itm_mirkwood_short_spear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mirkwood_armor_a,itm_leather_boots_bad,itm_leather_boots_dark_bad,itm_rohan_shoes,itm_regular_bow,itm_woodelf_arrows,itm_mirkwood_knife,itm_mirkwood_short_spear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itm_mirkwood_armor_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armor_a,itm_mirkwood_armor_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armor_a,itm_mirkwood_armor_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armor_a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light_scale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armor_b,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6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500)</text:p>
          </table:table-cell>
          <table:table-cell table:style-name="ce24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2|knows_power_strike_2|knows_power_draw_3|knows_power_strike_4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20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power_draw_3|knows_power_strike_1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2|knows_power_draw_3|knows_power_strike_4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2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melee(280)|wp_archery(240)</text:p>
          </table:table-cell>
          <table:table-cell table:style-name="ce24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melee(310)|wp_archery(270)</text:p>
          </table:table-cell>
          <table:table-cell table:style-name="ce24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360)|wp_archery(300)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horse_archery_1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3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Variag_Veteran_Warrio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Variag_Veteran_Warrior&quot;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Variag_Veteran_Warrior"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2"/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variag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variag_greave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throw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2" office:value-type="string" calcext:value-type="string">
            <text:p>itm_corsair_sword,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3|knows_power_draw_1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58)</text:p>
          </table:table-cell>
          <table:table-cell table:style-name="ce24" office:value-type="string" calcext:value-type="string">
            <text:p>wp(75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4" office:value-type="string" calcext:value-type="string">
            <text:p>str_255| agi_3| int_3| cha_3|level(63)</text:p>
          </table:table-cell>
          <table:table-cell table:style-name="ce24" office:value-type="string" calcext:value-type="string">
            <text:p>wp(2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orc_club_d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orc_club_d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orc_club_d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orc_club_d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str_7| agi_7| int_4| cha_4|level(9)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str_9| agi_8| int_4| cha_4|level(17)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bow_5</text:p>
          </table:table-cell>
          <table:table-cell table:style-name="ce24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6">
          <table:table-cell table:number-columns-repeated="7"/>
          <table:table-cell table:style-name="ce32" office:value-type="string" calcext:value-type="string">
            <text:p>Char 1</text:p>
          </table:table-cell>
          <table:table-cell table:style-name="ce32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2</text:p>
          </table:table-cell>
          <table:table-cell table:style-name="ce32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3</text:p>
          </table:table-cell>
          <table:table-cell table:style-name="ce32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4</text:p>
          </table:table-cell>
          <table:table-cell table:style-name="ce32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5</text:p>
          </table:table-cell>
          <table:table-cell table:style-name="ce32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6</text:p>
          </table:table-cell>
          <table:table-cell table:style-name="ce32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7</text:p>
          </table:table-cell>
          <table:table-cell table:style-name="ce32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1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00.00.0000</text:date>, <text:time style:data-style-name="N2" text:time-value="13:04:23.2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20-01-09T14:17:49.769000000</dc:date>
    <meta:editing-cycles>301</meta:editing-cycles>
    <meta:editing-duration>P3DT13H28M13S</meta:editing-duration>
    <meta:document-statistic meta:table-count="2" meta:cell-count="6742" meta:object-count="0"/>
  </office:meta>
</office:document-meta>
</file>